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5cm" svg:y="4.078cm" presentation:class="title" presentation:user-transformed="true">
          <draw:text-box>
            <text:p>Dinámicas epidémicas vs endémicas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1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17T17:51:04.376922973</dc:date>
    <meta:editing-duration>PT1H58M41S</meta:editing-duration>
    <meta:editing-cycles>26</meta:editing-cycles>
    <dc:creator>Gerardo Martin</dc:creator>
    <meta:document-statistic meta:object-count="25"/>
  </office:meta>
</office:document-meta>
</file>